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3" style:family="table">
      <style:table-properties style:width="8.285cm" table:align="left"/>
    </style:style>
    <style:style style:name="Table3.A" style:family="table-column">
      <style:table-column-properties style:column-width="3.249cm"/>
    </style:style>
    <style:style style:name="Table3.B" style:family="table-column">
      <style:table-column-properties style:column-width="5.036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308cm" table:align="margins"/>
    </style:style>
    <style:style style:name="Table2.A" style:family="table-column">
      <style:table-column-properties style:column-width="4.154cm" style:rel-column-width="32767*"/>
    </style:style>
    <style:style style:name="Table2.B" style:family="table-column">
      <style:table-column-properties style:column-width="4.154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806cm" table:align="margins"/>
    </style:style>
    <style:style style:name="Table6.A" style:family="table-column">
      <style:table-column-properties style:column-width="8.403cm" style:rel-column-width="32767*"/>
    </style:style>
    <style:style style:name="Table6.B" style:family="table-column">
      <style:table-column-properties style:column-width="8.403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7" style:family="table">
      <style:table-properties style:width="16.806cm" table:align="margins"/>
    </style:style>
    <style:style style:name="Table7.A" style:family="table-column">
      <style:table-column-properties style:column-width="8.403cm" style:rel-column-width="32767*"/>
    </style:style>
    <style:style style:name="Table7.B" style:family="table-column">
      <style:table-column-properties style:column-width="8.403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8" style:family="table">
      <style:table-properties style:width="16.806cm" table:align="margins"/>
    </style:style>
    <style:style style:name="Table8.A" style:family="table-column">
      <style:table-column-properties style:column-width="8.403cm" style:rel-column-width="32767*"/>
    </style:style>
    <style:style style:name="Table8.B" style:family="table-column">
      <style:table-column-properties style:column-width="8.403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9" style:family="table">
      <style:table-properties style:width="16.806cm" table:align="margins"/>
    </style:style>
    <style:style style:name="Table9.A" style:family="table-column">
      <style:table-column-properties style:column-width="8.403cm" style:rel-column-width="32767*"/>
    </style:style>
    <style:style style:name="Table9.B" style:family="table-column">
      <style:table-column-properties style:column-width="8.403cm" style:rel-column-width="32768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10" style:family="table">
      <style:table-properties style:width="16.806cm" table:align="margins"/>
    </style:style>
    <style:style style:name="Table10.A" style:family="table-column">
      <style:table-column-properties style:column-width="8.403cm" style:rel-column-width="32767*"/>
    </style:style>
    <style:style style:name="Table10.B" style:family="table-column">
      <style:table-column-properties style:column-width="8.403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1" style:family="table">
      <style:table-properties style:width="16.806cm" table:align="margins"/>
    </style:style>
    <style:style style:name="Table11.A" style:family="table-column">
      <style:table-column-properties style:column-width="8.403cm" style:rel-column-width="32767*"/>
    </style:style>
    <style:style style:name="Table11.B" style:family="table-column">
      <style:table-column-properties style:column-width="8.403cm" style:rel-column-width="32768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2" style:family="table">
      <style:table-properties style:width="16.806cm" table:align="margins"/>
    </style:style>
    <style:style style:name="Table12.A" style:family="table-column">
      <style:table-column-properties style:column-width="8.403cm" style:rel-column-width="32767*"/>
    </style:style>
    <style:style style:name="Table12.B" style:family="table-column">
      <style:table-column-properties style:column-width="8.403cm" style:rel-column-width="32768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3" style:family="table">
      <style:table-properties style:width="16.806cm" table:align="margins"/>
    </style:style>
    <style:style style:name="Table13.A" style:family="table-column">
      <style:table-column-properties style:column-width="8.403cm" style:rel-column-width="32767*"/>
    </style:style>
    <style:style style:name="Table13.B" style:family="table-column">
      <style:table-column-properties style:column-width="8.403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806cm" table:align="margins"/>
    </style:style>
    <style:style style:name="Table14.A" style:family="table-column">
      <style:table-column-properties style:column-width="8.403cm" style:rel-column-width="32767*"/>
    </style:style>
    <style:style style:name="Table14.B" style:family="table-column">
      <style:table-column-properties style:column-width="8.403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002cm solid #000000"/>
    </style:style>
    <style:style style:name="Table16.2" style:family="table-row">
      <style:table-row-properties style:min-row-height="8.555cm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806cm" table:align="margins"/>
    </style:style>
    <style:style style:name="Table17.A" style:family="table-column">
      <style:table-column-properties style:column-width="16.806cm" style:rel-column-width="65535*"/>
    </style:style>
    <style:style style:name="Table17.A1" style:family="table-cell">
      <style:table-cell-properties fo:padding="0.097cm" fo:border="0.002cm solid #000000"/>
    </style:style>
    <style:style style:name="Table18" style:family="table">
      <style:table-properties style:width="16.806cm" table:align="margins"/>
    </style:style>
    <style:style style:name="Table18.A" style:family="table-column">
      <style:table-column-properties style:column-width="16.806cm" style:rel-column-width="65535*"/>
    </style:style>
    <style:style style:name="Table18.A1" style:family="table-cell">
      <style:table-cell-properties fo:padding="0.097cm" fo:border="0.002cm solid #000000"/>
    </style:style>
    <style:style style:name="Table19" style:family="table">
      <style:table-properties style:width="16.806cm" table:align="margins"/>
    </style:style>
    <style:style style:name="Table19.A" style:family="table-column">
      <style:table-column-properties style:column-width="16.806cm" style:rel-column-width="65535*"/>
    </style:style>
    <style:style style:name="Table19.A1" style:family="table-cell">
      <style:table-cell-properties fo:padding="0.097cm" fo:border="0.002cm solid #000000"/>
    </style:style>
    <style:style style:name="Table20" style:family="table">
      <style:table-properties style:width="16.806cm" table:align="margins"/>
    </style:style>
    <style:style style:name="Table20.A" style:family="table-column">
      <style:table-column-properties style:column-width="16.806cm" style:rel-column-width="65535*"/>
    </style:style>
    <style:style style:name="Table20.A1" style:family="table-cell">
      <style:table-cell-properties fo:padding="0.097cm" fo:border="0.002cm solid #000000"/>
    </style:style>
    <style:style style:name="Table21" style:family="table">
      <style:table-properties style:width="16.806cm" table:align="margins"/>
    </style:style>
    <style:style style:name="Table21.A" style:family="table-column">
      <style:table-column-properties style:column-width="16.806cm" style:rel-column-width="65535*"/>
    </style:style>
    <style:style style:name="Table21.A1" style:family="table-cell">
      <style:table-cell-properties fo:padding="0.097cm" fo:border="0.002cm solid #000000"/>
    </style:style>
    <style:style style:name="Table22" style:family="table">
      <style:table-properties style:width="16.806cm" table:align="margins"/>
    </style:style>
    <style:style style:name="Table22.A" style:family="table-column">
      <style:table-column-properties style:column-width="16.806cm" style:rel-column-width="65535*"/>
    </style:style>
    <style:style style:name="Table22.A1" style:family="table-cell">
      <style:table-cell-properties fo:padding="0.097cm" fo:border="0.002cm solid #000000"/>
    </style:style>
    <style:style style:name="Table25" style:family="table">
      <style:table-properties style:width="16.806cm" table:align="margins"/>
    </style:style>
    <style:style style:name="Table25.A" style:family="table-column">
      <style:table-column-properties style:column-width="16.806cm" style:rel-column-width="65535*"/>
    </style:style>
    <style:style style:name="Table2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ext" style:list-style-name="List_20_1">
      <style:text-properties fo:font-style="normal" style:font-style-asian="normal" style:font-style-complex="normal"/>
    </style:style>
    <style:style style:name="P6" style:family="paragraph" style:parent-style-name="Text" style:list-style-name="L1">
      <style:paragraph-properties fo:text-align="start" style:justify-single-word="false"/>
    </style:style>
    <style:style style:name="P7" style:family="paragraph" style:parent-style-name="Text" style:list-style-name="L1">
      <style:paragraph-properties fo:margin-top="0.212cm" fo:margin-bottom="0.212cm" fo:text-align="start" style:justify-single-word="false" text:number-lines="false" text:line-number="0"/>
    </style:style>
    <style:style style:name="P8" style:family="paragraph" style:parent-style-name="Standard">
      <style:paragraph-properties fo:text-align="center" style:justify-single-word="false"/>
      <style:text-properties fo:font-size="16pt" fo:font-style="italic" fo:font-weight="bold" fo:background-color="#ffff00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16pt" fo:font-style="normal" style:font-size-asian="16pt" style:font-style-asian="normal" style:font-size-complex="16pt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Yoga website – Milestone Project 1 – Amanda Afifi</text:p>
      <text:p text:style-name="P1"/>
      <text:p text:style-name="P1">UX Design</text:p>
      <text:p text:style-name="P1"/>
      <text:p text:style-name="P1"><draw:frame draw:style-name="fr1" draw:name="graphics1" text:anchor-type="as-char" svg:width="4.389cm" svg:height="4.389cm" draw:z-index="0"><draw:image xlink:href="http://facweb.cs.depaul.edu/sgrais/images/HCI270Lec3/gar5.jpg" xlink:type="simple" xlink:show="embed" xlink:actuate="onLoad"/></draw:frame></text:p>
      <text:p text:style-name="P1">The Strategy Plan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usiness Goals</text:p>
            <text:p text:style-name="P2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Revenue </text:p>
                </table:table-cell>
                <table:table-cell table:style-name="Table3.B1" office:value-type="string">
                  <text:list xml:id="list580097626" text:style-name="List_20_1">
                    <text:list-item>
                      <text:p text:style-name="P5">Class sign-up (one-off and subscriptions)</text:p>
                    </text:list-item>
                    <text:list-item>
                      <text:p text:style-name="P5">How to book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2">Information Hub</text:p>
                </table:table-cell>
                <table:table-cell table:style-name="Table3.B2" office:value-type="string">
                  <text:list xml:id="list287043840" text:continue-numbering="true" text:style-name="List_20_1">
                    <text:list-item>
                      <text:p text:style-name="P5">Schedule</text:p>
                    </text:list-item>
                    <text:list-item>
                      <text:p text:style-name="P5">Class styles offered</text:p>
                    </text:list-item>
                    <text:list-item>
                      <text:p text:style-name="P5">Pricing and Promotions</text:p>
                    </text:list-item>
                    <text:list-item>
                      <text:p text:style-name="P5">Teacher philosophy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2">Brand Identity</text:p>
                </table:table-cell>
                <table:table-cell table:style-name="Table3.B2" office:value-type="string">
                  <text:list xml:id="list606024156" text:continue-numbering="true" text:style-name="List_20_1">
                    <text:list-item>
                      <text:p text:style-name="P5">Create social media presence</text:p>
                    </text:list-item>
                    <text:list-item>
                      <text:p text:style-name="P5">Streamlined appearance and functionality</text:p>
                    </text:list-item>
                    <text:list-item>
                      <text:p text:style-name="P5">Provide a lifestyle ethos</text:p>
                    </text:list-item>
                  </text:list>
                </table:table-cell>
              </table:table-row>
              <table:table-row>
                <table:table-cell table:style-name="Table3.A2" office:value-type="string">
                  <text:p text:style-name="P2">Userability</text:p>
                </table:table-cell>
                <table:table-cell table:style-name="Table3.B2" office:value-type="string">
                  <text:list xml:id="list1589012256" text:continue-numbering="true" text:style-name="List_20_1">
                    <text:list-item>
                      <text:p text:style-name="P5">Good UX experience to encourage repeat business</text:p>
                    </text:list-item>
                  </text:list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4">User Needs</text:p>
            <text:p text:style-name="P2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2">Information Hub</text:p>
                </table:table-cell>
                <table:table-cell table:style-name="Table2.B1" office:value-type="string">
                  <text:list xml:id="list2078312585" text:continue-numbering="true" text:style-name="List_20_1">
                    <text:list-item>
                      <text:p text:style-name="P5">Schedules</text:p>
                    </text:list-item>
                    <text:list-item>
                      <text:p text:style-name="P5">Class styles</text:p>
                    </text:list-item>
                    <text:list-item>
                      <text:p text:style-name="P5">Teacher philosophy</text:p>
                    </text:list-item>
                    <text:list-item>
                      <text:p text:style-name="P5">Pricing and promotions</text:p>
                    </text:list-item>
                    <text:list-item>
                      <text:p text:style-name="P5">Cancellation policy</text:p>
                    </text:list-item>
                    <text:list-item>
                      <text:p text:style-name="P5">Location</text:p>
                    </text:list-item>
                  </text:list>
                </table:table-cell>
              </table:table-row>
              <table:table-row>
                <table:table-cell table:style-name="Table2.A2" office:value-type="string">
                  <text:p text:style-name="P2">Userability</text:p>
                </table:table-cell>
                <table:table-cell table:style-name="Table2.B2" office:value-type="string">
                  <text:list xml:id="list886574078" text:continue-numbering="true" text:style-name="List_20_1">
                    <text:list-item>
                      <text:p text:style-name="P5">Fast and efficient booking options</text:p>
                    </text:list-item>
                    <text:list-item>
                      <text:p text:style-name="P5">Secure payment options</text:p>
                    </text:list-item>
                    <text:list-item>
                      <text:p text:style-name="P5">Contact options for further information</text:p>
                    </text:list-item>
                  </text:list>
                </table:table-cell>
              </table:table-row>
            </table:table>
            <text:p text:style-name="P2"/>
          </table:table-cell>
        </table:table-row>
      </table:table>
      <text:p text:style-name="P1"/>
      <text:p text:style-name="P1"/>
      <text:p text:style-name="P1"><text:soft-page-break/><draw:frame draw:style-name="fr1" draw:name="graphics2" text:anchor-type="as-char" svg:width="4.389cm" svg:height="4.367cm" draw:z-index="1"><draw:image xlink:href="http://facweb.cs.depaul.edu/sgrais/images/HCI270Lec3/gar4.jpg" xlink:type="simple" xlink:show="embed" xlink:actuate="onLoad"/></draw:frame></text:p>
      <text:p text:style-name="P1">The Scope Plane</text:p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Scope</text:p>
          </table:table-cell>
        </table:table-row>
        <table:table-row>
          <table:table-cell table:style-name="Table4.A2" office:value-type="string">
            <text:p text:style-name="P2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4">Functional requirements</text:p>
                </table:table-cell>
                <table:table-cell table:style-name="Table6.B1" office:value-type="string">
                  <text:p text:style-name="P4">Content requirements</text:p>
                </table:table-cell>
              </table:table-row>
            </table:table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2">Grid of schedule: text, icons, graphics</text:p>
                </table:table-cell>
                <table:table-cell table:style-name="Table7.B1" office:value-type="string">
                  <text:p text:style-name="P2">List of classes with date and time</text:p>
                </table:table-cell>
              </table:table-row>
            </table:table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">Promotion bar, grid of pricing structures: text, graphics</text:p>
                </table:table-cell>
                <table:table-cell table:style-name="Table8.B1" office:value-type="string">
                  <text:p text:style-name="P2">Overview of pricing, offers and subscription packages</text:p>
                </table:table-cell>
              </table:table-row>
            </table:table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">Information notice: text, graphics</text:p>
                </table:table-cell>
                <table:table-cell table:style-name="Table9.B1" office:value-type="string">
                  <text:p text:style-name="P2">Details of cancellation policy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2">Grid of class styles: text, graphics, embedded video</text:p>
                </table:table-cell>
                <table:table-cell table:style-name="Table10.B1" office:value-type="string">
                  <text:p text:style-name="P2">Details of class types: what they are, what they do, video (optional)</text:p>
                </table:table-cell>
              </table:table-row>
            </table:table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Contact form: input form, text, feedback pop-up </text:p>
                </table:table-cell>
                <table:table-cell table:style-name="Table11.B1" office:value-type="string">
                  <text:p text:style-name="P2">Name, email, telephone, message text, confirmation </text:p>
                </table:table-cell>
              </table:table-row>
            </table:table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Contact details: text, icons</text:p>
                </table:table-cell>
                <table:table-cell table:style-name="Table12.B1" office:value-type="string">
                  <text:p text:style-name="P2">Contact details <text:s/>– address, email, social media, telephone, facilities</text:p>
                </table:table-cell>
              </table:table-row>
            </table:table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2">Information form: text, pictures, embedded video</text:p>
                </table:table-cell>
                <table:table-cell table:style-name="Table13.B1" office:value-type="string">
                  <text:p text:style-name="P2">Teacher details: bio, skills, education, video (optional)</text:p>
                </table:table-cell>
              </table:table-row>
              <table:table-row>
                <table:table-cell table:style-name="Table13.A2" office:value-type="string">
                  <text:p text:style-name="P2">Booking form: input form, text, feedback pop-up</text:p>
                </table:table-cell>
                <table:table-cell table:style-name="Table13.B2" office:value-type="string">
                  <text:p text:style-name="P2">Name, email, telephone, class to book, sign-up confirmation text</text:p>
                </table:table-cell>
              </table:table-row>
              <table:table-row>
                <table:table-cell table:style-name="Table13.A2" office:value-type="string">
                  <text:p text:style-name="P2">Social media hub: icons, links</text:p>
                </table:table-cell>
                <table:table-cell table:style-name="Table13.B2" office:value-type="string">
                  <text:p text:style-name="P2">Social media pages – facebook, youtube, instagram, twitter, pinterest</text:p>
                </table:table-cell>
              </table:table-row>
            </table:table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">Embed mp3</text:p>
                </table:table-cell>
                <table:table-cell table:style-name="Table14.B1" office:value-type="string">
                  <text:p text:style-name="P2">Logo, mp3 on relaxation, icon graphics</text:p>
                </table:table-cell>
              </table:table-row>
            </table:table>
            <text:p text:style-name="P2"/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3">Out of Scope</text:p>
          </table:table-cell>
        </table:table-row>
        <table:table-row>
          <table:table-cell table:style-name="Table5.A2" office:value-type="string">
            <text:list xml:id="list446218699" text:style-name="L1">
              <text:list-item>
                <text:p text:style-name="P6"><text:span text:style-name="T3">Provide a lifestyle ethos (Blog, shopping cart, links to affiliated parties (food bloggers, social influencers, etc.). </text:span><text:span text:style-name="T1">Coming in release 2</text:span></text:p>
              </text:list-item>
            </text:list>
          </table:table-cell>
        </table:table-row>
        <table:table-row>
          <table:table-cell table:style-name="Table5.A2" office:value-type="string">
            <text:list xml:id="list917462498" text:continue-numbering="true" text:style-name="L1">
              <text:list-item>
                <text:p text:style-name="P7"><text:span text:style-name="T3">Secure payment options – the ability to pay for services using paypal will be offered in the next release. </text:span><text:span text:style-name="T2">Coming in release 2</text:span></text:p>
              </text:list-item>
            </text:list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draw:frame draw:style-name="fr1" draw:name="graphics3" text:anchor-type="as-char" svg:width="4.411cm" svg:height="4.411cm" draw:z-index="2"><draw:image xlink:href="http://facweb.cs.depaul.edu/sgrais/images/HCI270Lec3/gar3.jpg" xlink:type="simple" xlink:show="embed" xlink:actuate="onLoad"/></draw:frame></text:p>
      <text:p text:style-name="P1">The Structure Plane</text:p>
      <text:p text:style-name="P1"/>
      <text:p text:style-name="P1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">Structure </text:p>
          </table:table-cell>
        </table:table-row>
        <table:table-row table:style-name="Table16.2">
          <table:table-cell table:style-name="Table16.A2" office:value-type="string">
            <text:p text:style-name="P2"/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4">Interaction Design</text:p>
                </table:table-cell>
              </table:table-row>
            </table:table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">Navigate between menu items and sub-menu items</text:p>
                </table:table-cell>
              </table:table-row>
            </table:table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2">Play mp3 and video player</text:p>
                </table:table-cell>
              </table:table-row>
            </table:table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2">Enter information in forms </text:p>
                </table:table-cell>
              </table:table-row>
            </table:table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2">Submit forms</text:p>
                </table:table-cell>
              </table:table-row>
            </table:table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">Navigate to social media links</text:p>
                </table:table-cell>
              </table:table-row>
            </table:table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2">Embed mp3</text:p>
                </table:table-cell>
              </table:table-row>
            </table:table>
            <text:p text:style-name="P2"/>
            <text:p text:style-name="P2">Information Architecture: See separate attachmen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1" draw:name="graphics4" text:anchor-type="as-char" svg:width="4.411cm" svg:height="4.411cm" draw:z-index="3"><draw:image xlink:href="http://facweb.cs.depaul.edu/sgrais/images/HCI270Lec3/gar2.jpg" xlink:type="simple" xlink:show="embed" xlink:actuate="onLoad"/></draw:frame></text:p>
      <text:p text:style-name="P1">The Skeleton Plane</text:p>
      <text:p text:style-name="P1"/>
      <text:p text:style-name="P8">Wire-frames to follow shortly</text:p>
      <text:p text:style-name="P1"/>
      <text:p text:style-name="P1"/>
      <text:p text:style-name="P1"><draw:frame draw:style-name="fr1" draw:name="graphics5" text:anchor-type="as-char" svg:width="4.411cm" svg:height="4.411cm" draw:z-index="4"><draw:image xlink:href="http://facweb.cs.depaul.edu/sgrais/images/HCI270Lec3/gar1.jpg" xlink:type="simple" xlink:show="embed" xlink:actuate="onLoad"/></draw:frame></text:p>
      <text:p text:style-name="P1">The Surface Plane</text:p>
      <text:p text:style-name="P1"/>
      <text:p text:style-name="P8">https://github.com/AA369/codeyo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  <style:master-page style:name="Left_20_Page" style:display-name="Lef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1-10T16:08:43</meta:creation-date>
    <dc:date>2018-12-09T10:00:43</dc:date>
    <meta:editing-duration>PT4H19M26S</meta:editing-duration>
    <meta:editing-cycles>62</meta:editing-cycles>
    <meta:generator>OpenOffice.org/3.3$Unix OpenOffice.org_project/330m20$Build-9567</meta:generator>
    <meta:document-statistic meta:table-count="22" meta:image-count="5" meta:object-count="0" meta:page-count="5" meta:paragraph-count="76" meta:word-count="342" meta:character-count="2255"/>
  </office:meta>
</office:document-meta>
</file>